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0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tre type de personnalité est : </text:p>
      <text:p text:style-name="P1">“Défenseur”</text:p>
      <text:p text:style-name="P1">(ISFJ-t)</text:p>
      <text:p text:style-name="Standard"/>
      <text:p text:style-name="Standard"/>
      <text:p text:style-name="Quotations">“L’amour ne naît que dans le partage. On ne peut en avoir plus pour soi qu’en le donnant aux autres.”</text:p>
      <text:p text:style-name="Text_20_body">Le type de personnalité des ISFJ est tout à fait unique, car beaucoup de leurs qualités défient toute définition de leurs traits individuels. Bien qu’ils possèdent le trait Sentimental (F), les ISFJ ont d’excellentes capacités analytiques; bien qu’Introvertis (I), ils ont un contact bien développé et de solides relations sociales et, bien qu’ils aient tendance à Juger (J), les ISFJ sont souvent réceptifs au changement et aux nouvelles idées. Comme tant de choses, les gens qui ont le type de personnalité ISFJ sont plus que la somme de leurs parties et c’est la manière dont ils utilisent ces points forts qui définit qui ils sont.</text:p>
      <text:p text:style-name="Text_20_body">Les ISFJ sont de vrais altruistes. Ils répondent à la bonté par encore plus de bonté et ils accueillent le travail et les gens en lesquels ils croient avec enthousiasme et générosité.</text:p>
      <text:p text:style-name="Text_20_body">On aurait du mal à trouver un meilleur type pour former une proportion aussi grande de la population, quasiment 13 %. Associant ce qu’il y a de mieux dans la tradition avec le désir de bien faire, les ISFJ se trouvent dans des secteurs d’activité qui exigent que l’on ait un sens de l’histoire, comme la médecine, l’enseignement universitaire et le travail social et de bienfaisance.</text:p>
      <text:p text:style-name="Text_20_body">Les personnalités ISFJ (surtout les Prudentes) sont souvent méticuleuses au point d’en être perfectionnistes, et bien qu’elles remettent les choses au lendemain, on peut toujours leur faire confiance pour que le travail soit fait dans les délais. Les ISFJ prennent leurs responsabilités au sérieux : ils les dépassent systématiquement, font tout ce qu’ils peuvent pour dépasser les attentes et faire plaisir aux autres, au travail comme à la maison.</text:p>
      <text:h text:style-name="Heading_20_2" text:outline-level="2">Il Faut Etre Vu Pour Etre Cru</text:h>
      <text:p text:style-name="Text_20_body">Pour les ISFJ, le défi est de faire en sorte que l’on remarque ce qu’ils font. Ils ont tendance à minimiser leurs accomplissements et, même si leur bonté est souvent respectée, des personnes plus cyniques et plus égoïstes sont susceptibles de profiter du dévouement et de l’humilité des ISFJ en leur confiant un travail dont ils récolteront plus tard le mérite. Il faut que les ISFJ sachent dire non et se défendre s’ils veulent conserver leur confiance et leur enthousiasme.</text:p>
      <text:p text:style-name="Text_20_body">Naturellement sociables, qualité étrange pour des Introvertis, les ISFJ utilisent leur excellente mémoire non pas pour retenir des données et des futilités mais pour se souvenir des gens et des informations relatives à leur vie. Quand on en vient au don de cadeaux, les ISFJ n’ont pas leur pareil, car ils utilisent leur imagination et leur sensibilité naturelle pour exprimer leur générosité de façons qui touchent le coeur de leurs destinataires. Même si cela s’applique certainement à leurs collègues, que les gens qui ont le type de personnalité ISFJ considèrent souvent comme leurs amis personnels, c’est dans la famille que leurs expressions d’affection s’épanouissent pleinement.</text:p>
      <text:h text:style-name="Heading_20_2" text:outline-level="2"><text:soft-page-break/>Si Je Peux Te Protéger, Je Le Ferai</text:h>
      <text:p text:style-name="Text_20_body">Les personnalités ISFJ forment un groupe merveilleux qui reste rarement inactif tant qu’une cause digne de ce nom reste inachevée. La capacité qu’ont les ISFJ d’entrer en contact intime avec les autres est sans pareil chez les Introvertis, et la joie qu’ils ressentent quand ils utilisent ces liens pour faire en sorte qu’une famille reste solidaire et heureuse est un don pour tous les gens impliqués. Il est possible qu’ils ne soient jamais vraiment à l’aise sous les feux de la rampe et ils peuvent se sentir coupables de s’attribuer le mérite qui leur est dû pour le travail d’équipe mais, s’ils peuvent garantir la reconnaissance de leurs efforts, leur travail pourra leur apporter un niveau de satisfaction dont beaucoup d’autres types de personnalité ne peuvent que rêver.</text:p>
      <text:p text:style-name="Text_20_body">Les ISFJ célèbres :</text:p>
      <text:p text:style-name="P2">La Reine Elizabeth II</text:p>
      <text:p text:style-name="P2">Robert E. Lee</text:p>
      <text:p text:style-name="P2">La Reine Marie Ire</text:p>
      <text:p text:style-name="P2">Halle Berry</text:p>
      <text:p text:style-name="P2">“Samsagace Gamegie” dans Le Seigneur des Anneaux</text:p>
      <text:p text:style-name="P2">“Le Docteur Watson”, le partenaire de Sherlock Holm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3:30:57.016313047</meta:creation-date>
    <dc:date>2016-01-04T13:31:23.074111042</dc:date>
    <meta:editing-duration>PT26S</meta:editing-duration>
    <meta:editing-cycles>1</meta:editing-cycles>
    <meta:document-statistic meta:table-count="0" meta:image-count="0" meta:object-count="0" meta:page-count="2" meta:paragraph-count="20" meta:word-count="660" meta:character-count="3990" meta:non-whitespace-character-count="3349"/>
    <meta:generator>LibreOffice/4.4.6.3$Linux_x86 LibreOffice_project/40m0$Build-3</meta:generator>
  </office:meta>
</office:document-meta>
</file>